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6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6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8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9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20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21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2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24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5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6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7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8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9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0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3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8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9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0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5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46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8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9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0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2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53" style:parent-style-name="Estilodedesenhopadrão" style:family="paragraph"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/>
    </style:style>
    <style:style style:name="P54" style:parent-style-name="Estilodedesenhopadrão" style:family="paragraph">
      <style:text-properties style:font-name="Times New Roman" style:font-name-complex="Times New Roman" fo:color="#000000" fo:font-size="15pt" style:font-size-asian="15pt" style:font-size-complex="15pt"/>
    </style:style>
    <style:style style:name="T55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56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57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6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6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6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63" style:parent-style-name="Tipodeletrapredefinidodoparágrafo" style:family="text">
      <style:text-properties style:font-name="Times New Roman" style:font-name-asian="DejaVu Sans" style:font-name-complex="Times New Roman" fo:color="#000000" fo:font-size="13pt" style:font-size-asian="13pt" style:font-size-complex="13pt"/>
    </style:style>
    <style:style style:name="T64" style:parent-style-name="Tipodeletrapredefinidodoparágrafo" style:family="text">
      <style:text-properties style:font-name="Times New Roman" style:font-name-asian="DejaVu Sans" style:font-name-complex="Times New Roman" fo:color="#000000" fo:font-size="13pt" style:font-size-asian="13pt" style:font-size-complex="13pt"/>
    </style:style>
    <style:style style:name="T65" style:parent-style-name="Tipodeletrapredefinidodoparágrafo" style:family="text">
      <style:text-properties style:font-name="Times New Roman" style:font-name-asian="DejaVu Sans" style:font-name-complex="Times New Roman" fo:color="#000000" fo:font-size="13pt" style:font-size-asian="13pt" style:font-size-complex="13pt"/>
    </style:style>
    <style:style style:name="T66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67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69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70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71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72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73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74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75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76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77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78" style:parent-style-name="PreformattedText" style:family="paragraph">
      <style:paragraph-properties fo:margin-bottom="0.1965in"/>
    </style:style>
    <style:style style:name="T7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0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1" style:parent-style-name="Tipodeletrapredefinidodoparágrafo" style:family="text">
      <style:text-properties style:font-name="Times New Roman" style:font-name-asian="DejaVu Sans" style:font-name-complex="Times New Roman" fo:color="#000000" fo:font-size="13pt" style:font-size-asian="13pt" style:font-size-complex="13pt"/>
    </style:style>
    <style:style style:name="T82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83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4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85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86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87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88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89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90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91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92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93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94" style:parent-style-name="PreformattedText" style:family="paragraph">
      <style:paragraph-properties fo:margin-bottom="0.1965in"/>
    </style:style>
    <style:style style:name="T95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7" style:parent-style-name="Tipodeletrapredefinidodoparágrafo" style:family="text">
      <style:text-properties style:font-name="Times New Roman" style:font-name-asian="DejaVu Sans" style:font-name-complex="Times New Roman" fo:color="#000000" fo:font-size="13pt" style:font-size-asian="13pt" style:font-size-complex="13pt"/>
    </style:style>
    <style:style style:name="T98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9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0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01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02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3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4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5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6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7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8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09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10" style:parent-style-name="PreformattedText" style:family="paragraph">
      <style:paragraph-properties fo:margin-bottom="0.1965in"/>
    </style:style>
    <style:style style:name="T111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12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13" style:parent-style-name="Tipodeletrapredefinidodoparágrafo" style:family="text">
      <style:text-properties style:font-name="Times New Roman" style:font-name-asian="DejaVu Sans" style:font-name-complex="Times New Roman" fo:color="#000000" fo:font-size="13pt" style:font-size-asian="13pt" style:font-size-complex="13pt"/>
    </style:style>
    <style:style style:name="T114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15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16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17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18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19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20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21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22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3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4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5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6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7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8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29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30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31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32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33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34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35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36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37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38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39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0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1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2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3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4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5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T14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47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48" style:parent-style-name="Standard" style:family="paragraph"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49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20pt" style:font-size-asian="20pt" style:font-size-complex="20pt"/>
    </style:style>
    <style:style style:name="P150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1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2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3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4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5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6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7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8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59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0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1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2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3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4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5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6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7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8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69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0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1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2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3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4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5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6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7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8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79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80" style:parent-style-name="PreformattedText" style:family="paragraph">
      <style:paragraph-properties fo:margin-bottom="0.1965in"/>
      <style:text-properties style:font-name="Times New Roman" style:font-name-asian="DejaVu Sans" style:font-name-complex="Times New Roman" fo:color="#000000" fo:font-size="15pt" style:font-size-asian="15pt" style:font-size-complex="15pt"/>
    </style:style>
    <style:style style:name="P181" style:parent-style-name="PreformattedText" style:family="paragraph">
      <style:paragraph-properties fo:margin-bottom="0.1965in"/>
    </style:style>
    <style:style style:name="T182" style:parent-style-name="Tipodeletrapredefinidodoparágrafo" style:family="text">
      <style:text-properties style:font-name="Times New Roman" style:font-name-asian="DejaVu Sans" style:font-name-complex="Times New Roman" fo:color="#000000" fo:font-size="15pt" style:font-size-asian="15pt" style:font-size-complex="15pt"/>
    </style:style>
  </office:automatic-styles>
  <office:body>
    <office:text text:use-soft-page-breaks="true">
      <text:p text:style-name="P1">Programa B, Semana 3</text:p>
      <text:p text:style-name="P2"/>
      <text:p text:style-name="P3">Requisito:</text:p>
      <text:p text:style-name="P4">Dado o número de linhas e os comandos de cada linha sabendo que o processo começa no número 5 o objetivo é em cada linha de comandos ver em que número acaba sabendo que o número da próxima linha de<text:s/>comandos começa no da linha anterior, depois no final é colocar todos esses valores numa linha.</text:p>
      <text:p text:style-name="P5"/>
      <text:p text:style-name="Standard"><text:span text:style-name="T6">Modelo de alto nível:</text:span></text:p>
      <text:p text:style-name="P7"/>
      <text:p text:style-name="P8">Passo 1:</text:p>
      <text:p text:style-name="P9"/>
      <text:p text:style-name="P10">A função "caminho" recebe um array de caracteres chamado "movimento" e uma variável inteira "pos" como parâmetros. Essa função simula um caminho em um teclado numérico de telefone, onde as teclas estão dispostas em uma matriz 3x3.</text:p>
      <text:p text:style-name="P11"/>
      <text:p text:style-name="P12">Dentro da função, é realizado um loop que percorre cada caractere do array "movimento". Cada caractere representa uma direção de movimento: 'C' (cima), 'B' (baixo), 'D' (direita) e 'E' (esquerda).</text:p>
      <text:p text:style-name="P13"/>
      <text:p text:style-name="P14">O raciocínio consiste em:</text:p>
      <text:p text:style-name="P15"/>
      <text:p text:style-name="P16">Se o caractere atual for 'C' e a posição "pos" for menor que 7, a variável "pos" é incrementada em 3.</text:p>
      <text:p text:style-name="P17">Se o caractere atual for 'B' e a posição "pos" for maior que 3, a variável "pos" é decrementada em 3.</text:p>
      <text:p text:style-name="P18">Se o caractere atual for 'D' e a posição "pos" não for um múltiplo de 3 (ou seja, não está na última coluna), a variável "pos" é incrementada em 1.</text:p>
      <text:p text:style-name="P19">Se o caractere atual for 'E' e a posição "pos" não for um valor que deixe o resto 1 na divisão por 3 (ou seja, não está na primeira coluna), a variável "pos" é decrementada em 1.</text:p>
      <text:p text:style-name="P20"/>
      <text:p text:style-name="P21">Passo 2:</text:p>
      <text:p text:style-name="P22"/>
      <text:p text:style-name="P23">A função retorna a posição final "pos" após percorrer todos os movimentos.</text:p>
      <text:p text:style-name="P24"/>
      <text:p text:style-name="P25"/>
      <text:p text:style-name="P26"/>
      <text:p text:style-name="P27"/>
      <text:p text:style-name="P28">Passo 3:</text:p>
      <text:p text:style-name="P29"/>
      <text:p text:style-name="P30">Na main, é lido um inteiro "n", representando o número de sequências de movimentos a serem lidas, ou seja, linhas de movimento. Em seguida, é declarado um array "codigo" de tamanho "n" para armazenar as posições finais de cada sequência de movimentos.</text:p>
      <text:p text:style-name="P31"/>
      <text:p text:style-name="P32">Passo 4:</text:p>
      <text:p text:style-name="P33"/>
      <text:p text:style-name="P34">É inicializada a variável pos com o valor 5, que representa a posição inicial no teclado numérico.</text:p>
      <text:p text:style-name="P35"/>
      <text:p text:style-name="P36">Passo 5:</text:p>
      <text:p text:style-name="P37">É iniciado um loop for para percorrer cada sequência de movimentos.</text:p>
      <text:p text:style-name="P38"/>
      <text:p text:style-name="P39">Dentro do loop, é declarado um array de caracteres movimento com tamanho 19 para armazenar a sequência atual, pois o máximo de comandos é 20.</text:p>
      <text:p text:style-name="P40"/>
      <text:p text:style-name="P41">Neste loop ,para cada sequência, é lido um array de caracteres "movimento" que representa os movimentos a serem realizados. A função "caminho" é chamada passando o array "movimento" e a posição atual "pos". O retorno da função é armazenado no array "codigo".</text:p>
      <text:p text:style-name="P42"/>
      <text:p text:style-name="P43">Após percorrer todas as sequências, o programa exibe as posições finais de cada sequência na tela, através de um outro loop for.</text:p>
      <text:p text:style-name="P44"/>
      <text:p text:style-name="P45">Passo 6:</text:p>
      <text:p text:style-name="P46"/>
      <text:p text:style-name="P47">Mostra a posição final.</text:p>
      <text:p text:style-name="P48">(Como?) printf</text:p>
      <text:p text:style-name="P49"/>
      <text:p text:style-name="P50">Após o loop é exibida uma nova linha<text:s/></text:p>
      <text:p text:style-name="P51">(Como?) printf (“\n”)</text:p>
      <text:p text:style-name="P52"/>
      <text:p text:style-name="P53">Cenários</text:p>
      <text:p text:style-name="P54"/>
      <text:p text:style-name="Standard"><text:span text:style-name="T55">Cenário#1 valido</text:span><text:span text:style-name="T56">(input:</text:span><text:span text:style-name="T57">5</text:span></text:p>
      <text:p text:style-name="P58"><text:tab/><text:tab/><text:tab/><text:s text:c="11"/>CCDB</text:p>
      <text:p text:style-name="P59"><text:tab/><text:tab/><text:tab/><text:tab/>EBBC</text:p>
      <text:p text:style-name="P60"><text:tab/><text:tab/><text:tab/><text:tab/>DDBECCD</text:p>
      <text:p text:style-name="P61"><text:tab/><text:tab/><text:tab/><text:tab/>BDDDDD</text:p>
      <text:p text:style-name="P62"><text:tab/><text:tab/><text:tab/><text:tab/>EEEEEEE</text:p>
      <text:p text:style-name="Standard"><text:span text:style-name="T63"><text:tab/></text:span><text:span text:style-name="T64"><text:tab/></text:span><text:span text:style-name="T65"><text:tab/></text:span><text:span text:style-name="T66">output:<text:s/></text:span><text:span text:style-name="T67">65964</text:span><text:span text:style-name="T68">)</text:span></text:p>
      <text:p text:style-name="P69"/>
      <text:p text:style-name="Standard"><text:span text:style-name="T70">Cenário#2 valido(input:4</text:span></text:p>
      <text:p text:style-name="P71"><text:s text:c="15"/><text:tab/><text:tab/><text:tab/><text:s/>DBECED</text:p>
      <text:p text:style-name="P72"><text:s text:c="13"/><text:tab/><text:tab/><text:tab/><text:s/>EEEECBD</text:p>
      <text:p text:style-name="Standard"><text:span text:style-name="T73"><text:s text:c="16"/></text:span><text:span text:style-name="T74"><text:tab/></text:span><text:span text:style-name="T75"><text:tab/></text:span><text:span text:style-name="T76"><text:tab/><text:s/>EBCEBBEE</text:span></text:p>
      <text:p text:style-name="P77"><text:s text:c="16"/><text:tab/><text:tab/><text:tab/><text:s/>CCDDCCBE</text:p>
      <text:p text:style-name="P78"><text:span text:style-name="T79"><text:tab/></text:span><text:span text:style-name="T80"><text:tab/></text:span><text:span text:style-name="T81"><text:tab/></text:span><text:span text:style-name="T82">output:<text:s/></text:span><text:span text:style-name="T83">5515</text:span><text:span text:style-name="T84">)</text:span></text:p>
      <text:p text:style-name="Standard"><text:span text:style-name="T85">Cenário#3 vali</text:span><text:span text:style-name="T86">do(input:7</text:span></text:p>
      <text:p text:style-name="P87"><text:tab/><text:tab/><text:tab/><text:tab/>EEE</text:p>
      <text:p text:style-name="P88"><text:tab/><text:tab/><text:tab/><text:tab/>CEDDEDEDB</text:p>
      <text:p text:style-name="P89"><text:tab/><text:tab/><text:tab/><text:tab/>BECEBEE</text:p>
      <text:p text:style-name="P90"><text:tab/><text:tab/><text:tab/><text:tab/>EBCEBB</text:p>
      <text:p text:style-name="P91"><text:tab/><text:tab/><text:tab/><text:tab/>BCDBBEBED</text:p>
      <text:p text:style-name="P92"><text:tab/><text:tab/><text:tab/><text:tab/>BDBDBB</text:p>
      <text:p text:style-name="P93"><text:tab/><text:tab/><text:tab/><text:tab/>DCC</text:p>
      <text:p text:style-name="P94"><text:span text:style-name="T95"><text:tab/></text:span><text:span text:style-name="T96"><text:tab/></text:span><text:span text:style-name="T97"><text:tab/></text:span><text:span text:style-name="T98">output:<text:s/></text:span><text:span text:style-name="T99">4611239</text:span><text:span text:style-name="T100">)</text:span></text:p>
      <text:p text:style-name="Standard"><text:span text:style-name="T101">Cenário#4</text:span><text:span text:style-name="T102"><text:s/>invalido(input:A</text:span></text:p>
      <text:p text:style-name="P103"><text:tab/><text:tab/><text:tab/><text:tab/>EEE</text:p>
      <text:p text:style-name="P104"><text:tab/><text:tab/><text:tab/><text:tab/>CEDDEDEDB</text:p>
      <text:p text:style-name="P105"><text:tab/><text:tab/><text:tab/><text:tab/>BECEBEE</text:p>
      <text:p text:style-name="P106"><text:tab/><text:tab/><text:tab/><text:tab/>EBCEBB</text:p>
      <text:p text:style-name="P107"><text:tab/><text:tab/><text:tab/><text:tab/>BCDBBEBED</text:p>
      <text:p text:style-name="P108"><text:tab/><text:tab/><text:tab/><text:tab/>BDBDBB</text:p>
      <text:p text:style-name="P109"><text:tab/><text:tab/><text:tab/><text:tab/>DCC</text:p>
      <text:p text:style-name="P110"><text:span text:style-name="T111"><text:tab/></text:span><text:span text:style-name="T112"><text:tab/></text:span><text:span text:style-name="T113"><text:tab/></text:span><text:span text:style-name="T114">output:<text:s/></text:span><text:span text:style-name="T115">erro</text:span><text:span text:style-name="T116">)</text:span></text:p>
      <text:p text:style-name="P117"/>
      <text:p text:style-name="Standard"><text:span text:style-name="T118">Cenário#5</text:span><text:span text:style-name="T119"><text:s/>invalido(input:7</text:span></text:p>
      <text:p text:style-name="P120"><text:tab/><text:tab/><text:tab/><text:tab/>EEE</text:p>
      <text:p text:style-name="P121"><text:tab/><text:tab/><text:tab/><text:tab/>CEDDEDEDB</text:p>
      <text:p text:style-name="P122"><text:tab/><text:tab/><text:tab/><text:tab/>BECEBEE</text:p>
      <text:p text:style-name="Standard"><text:span text:style-name="T123"><text:tab/></text:span><text:span text:style-name="T124"><text:tab/></text:span><text:span text:style-name="T125"><text:tab/></text:span><text:span text:style-name="T126"><text:tab/>E7EBB</text:span></text:p>
      <text:p text:style-name="Standard"><text:span text:style-name="T127"><text:tab/></text:span><text:span text:style-name="T128"><text:tab/></text:span><text:span text:style-name="T129"><text:tab/></text:span><text:span text:style-name="T130"><text:tab/>output<text:s/></text:span><text:span text:style-name="T131">erro</text:span><text:span text:style-name="T132">)</text:span></text:p>
      <text:p text:style-name="P133"/>
      <text:p text:style-name="Standard"><text:span text:style-name="T134">Cenário#6 invalido(input:7.5</text:span></text:p>
      <text:p text:style-name="P135"><text:tab/><text:tab/><text:tab/><text:tab/>EEE</text:p>
      <text:p text:style-name="P136"><text:tab/><text:tab/><text:tab/><text:tab/>CEDDEDEDB</text:p>
      <text:p text:style-name="P137"><text:tab/><text:tab/><text:tab/><text:tab/>BECEBEE</text:p>
      <text:p text:style-name="Standard"><text:span text:style-name="T138"><text:tab/></text:span><text:span text:style-name="T139"><text:tab/></text:span><text:span text:style-name="T140"><text:tab/></text:span><text:span text:style-name="T141"><text:tab/>E7EBB</text:span></text:p>
      <text:p text:style-name="Standard"><text:span text:style-name="T142"><text:tab/></text:span><text:span text:style-name="T143"><text:tab/></text:span><text:span text:style-name="T144"><text:tab/></text:span><text:span text:style-name="T145"><text:tab/>output<text:s/></text:span><text:span text:style-name="T146">erro</text:span><text:span text:style-name="T147">)</text:span></text:p>
      <text:p text:style-name="P148"/>
      <text:p text:style-name="P149">Código:</text:p>
      <text:p text:style-name="P150">#include &lt;stdio.h&gt;</text:p>
      <text:p text:style-name="P151"/>
      <text:p text:style-name="P152">int caminho(char movimento[], int pos) {</text:p>
      <text:p text:style-name="P153"><text:s text:c="4"/>for(int i=0; movimento[i] ;i++){</text:p>
      <text:p text:style-name="P154"><text:s text:c="8"/>if(movimento[i] == 'C' &amp;&amp; pos&lt;7) pos+=3;</text:p>
      <text:p text:style-name="P155"><text:s text:c="8"/>if(movimento[i] == 'B' &amp;&amp; pos&gt;3) pos-=3; <text:s text:c="4"/></text:p>
      <text:p text:style-name="P156"><text:s text:c="8"/>if(movimento[i] == 'D' &amp;&amp; pos % 3 != 0) pos++;</text:p>
      <text:p text:style-name="P157"><text:s text:c="8"/>if(movimento[i] == 'E' &amp;&amp; pos % 3 != 1) pos--;</text:p>
      <text:p text:style-name="P158"><text:s text:c="4"/>}</text:p>
      <text:p text:style-name="P159"><text:s text:c="4"/>return pos;</text:p>
      <text:p text:style-name="P160">}</text:p>
      <text:p text:style-name="P161"/>
      <text:p text:style-name="P162">int main() {</text:p>
      <text:p text:style-name="P163"><text:s text:c="4"/>int n;</text:p>
      <text:p text:style-name="P164"><text:s text:c="4"/>if (scanf("%d", &amp;n)) {};</text:p>
      <text:p text:style-name="P165"><text:s text:c="4"/>int codigo[n];</text:p>
      <text:p text:style-name="P166"><text:s text:c="4"/>int pos = 5;</text:p>
      <text:p text:style-name="P167"><text:s text:c="4"/></text:p>
      <text:p text:style-name="P168"><text:s text:c="4"/>for(int m=0; m&lt;n; m++) {</text:p>
      <text:p text:style-name="P169"><text:s text:c="8"/>char movimento[19];</text:p>
      <text:p text:style-name="P170"><text:s text:c="8"/>if (scanf("%s", movimento)) {};</text:p>
      <text:p text:style-name="P171"><text:s text:c="8"/>pos = caminho(movimento,pos); <text:s text:c="7"/></text:p>
      <text:p text:style-name="P172"><text:s text:c="8"/>codigo[m]= pos;</text:p>
      <text:p text:style-name="P173"><text:s text:c="4"/>}</text:p>
      <text:p text:style-name="P174"/>
      <text:p text:style-name="P175"><text:s text:c="4"/>for(int l=0;l&lt;n;l++){</text:p>
      <text:p text:style-name="P176"><text:s text:c="8"/>printf("%d", codigo[l]);</text:p>
      <text:p text:style-name="P177"><text:s text:c="4"/>}</text:p>
      <text:p text:style-name="P178"><text:s text:c="4"/>printf("\n");</text:p>
      <text:p text:style-name="P179"/>
      <text:p text:style-name="P180"><text:s text:c="4"/>return 0;</text:p>
      <text:p text:style-name="P181"><text:span text:style-name="T18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Estilodedesenhopadrão" style:display-name="Estilo de desenho padrão" style:family="paragraph">
      <style:text-properties style:font-name-asian="DejaVu Sans" style:font-name-complex="Liberation Serif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uarda Mafalda Martins Vieira</dc:creator>
    <meta:creation-date>2023-04-23T11:47:00Z</meta:creation-date>
    <dc:date>2023-05-18T07:59:00Z</dc:date>
    <meta:template xlink:href="Normal" xlink:type="simple"/>
    <meta:editing-cycles>17</meta:editing-cycles>
    <meta:editing-duration>PT6540S</meta:editing-duration>
    <meta:document-statistic meta:page-count="1" meta:paragraph-count="7" meta:word-count="615" meta:character-count="3933" meta:row-count="27" meta:non-whitespace-character-count="3325"/>
  </office:meta>
</office:document-meta>
</file>